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coreboard">
        <table:table-row>
          <table:table-cell/>
          <table:table-cell table:style-name="pd1" office:value-type="string" office:value="name">
            <text:p>name</text:p>
          </table:table-cell>
          <table:table-cell table:style-name="pd1" office:value-type="string" office:value="score">
            <text:p>score</text:p>
          </table:table-cell>
          <table:table-cell table:style-name="pd1" office:value-type="string" office:value="average">
            <text:p>average</text:p>
          </table:table-cell>
          <table:table-cell table:style-name="pd1" office:value-type="string" office:value="5s">
            <text:p>5s</text:p>
          </table:table-cell>
          <table:table-cell table:style-name="pd1" office:value-type="string" office:value="4s">
            <text:p>4s</text:p>
          </table:table-cell>
          <table:table-cell table:style-name="pd1" office:value-type="string" office:value="3s">
            <text:p>3s</text:p>
          </table:table-cell>
          <table:table-cell table:style-name="pd1" office:value-type="string" office:value="2s">
            <text:p>2s</text:p>
          </table:table-cell>
          <table:table-cell table:style-name="pd1" office:value-type="string" office:value="1s">
            <text:p>1s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value="LAM">
            <text:p>LAM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value="Trumpetrespas">
            <text:p>Trumpetrespas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votes">
        <table:table-row>
          <table:table-cell/>
          <table:table-cell table:style-name="pd1" office:value-type="string" office:value="lam">
            <text:p>lam</text:p>
          </table:table-cell>
          <table:table-cell table:style-name="pd1" office:value-type="string" office:value="trumpetrespas">
            <text:p>trumpetrespas</text:p>
          </table:table-cell>
          <table:table-cell table:style-name="pd1" office:value-type="string" office:value="total given">
            <text:p>total given</text:p>
          </table:table-cell>
        </table:table-row>
        <table:table-row>
          <table:table-cell table:style-name="pd1" office:value-type="string" office:value="lam">
            <text:p>lam</text:p>
          </table:table-cell>
          <table:table-cell office:value-type="string" office:value="">
            <text:p/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string" office:value="trumpetrespas">
            <text:p>trumpetrespas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string" office:value="bsg75">
            <text:p>bsg75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string" office:value="total score">
            <text:p>total score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string" office:value="average">
            <text:p>average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string" office:value="self vote">
            <text:p>self vote</text:p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string" office:value="">
            <text:p/>
          </table:table-cell>
        </table:table-row>
      </table:table>
      <table:table table:name="generosity">
        <table:table-row>
          <table:table-cell/>
          <table:table-cell table:style-name="pd1" office:value-type="string" office:value="given">
            <text:p>given</text:p>
          </table:table-cell>
          <table:table-cell table:style-name="pd1" office:value-type="string" office:value="generosity">
            <text:p>generosity</text:p>
          </table:table-cell>
        </table:table-row>
        <table:table-row>
          <table:table-cell table:style-name="pd1" office:value-type="string" office:value="lam">
            <text:p>lam</text:p>
          </table:table-cell>
          <table:table-cell office:value-type="float" office:value="4.0">
            <text:p>4.0</text:p>
          </table:table-cell>
          <table:table-cell office:value-type="float" office:value="4.3">
            <text:p>4.3</text:p>
          </table:table-cell>
        </table:table-row>
        <table:table-row>
          <table:table-cell table:style-name="pd1" office:value-type="string" office:value="trumpetrespas">
            <text:p>trumpetrespas</text:p>
          </table:table-cell>
          <table:table-cell office:value-type="float" office:value="3.0">
            <text:p>3.0</text:p>
          </table:table-cell>
          <table:table-cell office:value-type="float" office:value="-21.7">
            <text:p>-21.7</text:p>
          </table:table-cell>
        </table:table-row>
        <table:table-row>
          <table:table-cell table:style-name="pd1" office:value-type="string" office:value="bsg75">
            <text:p>bsg75</text:p>
          </table:table-cell>
          <table:table-cell office:value-type="float" office:value="4.5">
            <text:p>4.5</text:p>
          </table:table-cell>
          <table:table-cell office:value-type="float" office:value="17.4">
            <text:p>17.4</text:p>
          </table:table-cell>
        </table:table-row>
      </table:table>
      <table:table table:name="distribution">
        <table:table-row>
          <table:table-cell/>
          <table:table-cell table:style-name="pd1" office:value-type="string" office:value="count">
            <text:p>count</text:p>
          </table:table-cell>
          <table:table-cell table:style-name="pd1" office:value-type="string" office:value="%">
            <text:p>%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</table:table>
      <table:table table:name="notes">
        <table:table-row>
          <table:table-cell office:value-type="string" office:value="this spreadsheet was automatically generated with this script:">
            <text:p>this spreadsheet was automatically generated with this script:</text:p>
          </table:table-cell>
        </table:table-row>
        <table:table-row>
          <table:table-cell office:value-type="string" office:value="https://github.com/nyxkn/libre-music-challenge/blob/main/results.py">
            <text:p>https://github.com/nyxkn/libre-music-challenge/blob/main/results.py</text:p>
          </table:table-cell>
        </table:table-row>
        <table:table-row>
          <table:table-cell office:value-type="string" office:value="">
            <text:p/>
          </table:table-cell>
        </table:table-row>
        <table:table-row>
          <table:table-cell office:value-type="string" office:value="generosity">
            <text:p>generosity</text:p>
          </table:table-cell>
        </table:table-row>
        <table:table-row>
          <table:table-cell office:value-type="string" office:value="a generosity of 0 is the average generosity">
            <text:p>a generosity of 0 is the average generosity</text:p>
          </table:table-cell>
        </table:table-row>
        <table:table-row>
          <table:table-cell office:value-type="string" office:value="positive/negative values show how much more/less generous than the average the voting was">
            <text:p>positive/negative values show how much more/less generous than the average the voting wa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2</meta:generator>
  </office:meta>
</office:document-meta>
</file>